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iferentes" style:family="table">
      <style:table-properties style:width="16.007cm" fo:margin-left="0cm" table:align="left"/>
    </style:style>
    <style:style style:name="Diferentes.A" style:family="table-column">
      <style:table-column-properties style:column-width="4.013cm"/>
    </style:style>
    <style:style style:name="Diferentes.B" style:family="table-column">
      <style:table-column-properties style:column-width="7.123cm"/>
    </style:style>
    <style:style style:name="Diferentes.C" style:family="table-column">
      <style:table-column-properties style:column-width="4.872cm"/>
    </style:style>
    <style:style style:name="Diferentes.A1" style:family="table-cell">
      <style:table-cell-properties fo:padding="0.097cm" fo:border-left="0.05pt solid #000000" fo:border-right="none" fo:border-top="0.05pt solid #000000" fo:border-bottom="0.05pt solid #000000"/>
    </style:style>
    <style:style style:name="Diferentes.C1" style:family="table-cell">
      <style:table-cell-properties fo:padding="0.097cm" fo:border="0.05pt solid #000000"/>
    </style:style>
    <style:style style:name="Diferentes.A2" style:family="table-cell">
      <style:table-cell-properties fo:padding="0.097cm" fo:border-left="0.05pt solid #000000" fo:border-right="none" fo:border-top="none" fo:border-bottom="0.05pt solid #000000"/>
    </style:style>
    <style:style style:name="Diferentes.C2" style:family="table-cell">
      <style:table-cell-properties fo:padding="0.097cm" fo:border-left="0.05pt solid #000000" fo:border-right="0.05pt solid #000000" fo:border-top="none" fo:border-bottom="0.05pt solid #000000"/>
    </style:style>
    <style:style style:name="Diferentes.5" style:family="table-row">
      <style:table-row-properties style:min-row-height="3.665cm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style:text-autospace="none"/>
      <style:text-properties style:font-name="Arial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Arial" style:font-name-complex="Ari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6pt" style:font-size-asian="14pt" style:font-size-complex="16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tyle="normal" style:font-style-asian="normal" style:font-style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9.75pt" fo:letter-spacing="normal" fo:font-style="normal" fo:font-weight="bold"/>
    </style:style>
    <style:style style:name="P2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Arial" fo:font-size="9.75pt" fo:letter-spacing="normal" fo:font-style="normal" fo:font-weight="normal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margin-top="0cm" fo:margin-bottom="4.445cm" fo:text-align="center" style:justify-single-word="false"/>
      <style:text-properties style:font-name="Arial"/>
    </style:style>
    <style:style style:name="P24" style:family="paragraph" style:parent-style-name="Standard">
      <style:paragraph-properties fo:margin-top="0cm" fo:margin-bottom="8.255cm" fo:text-align="center" style:justify-single-word="false"/>
      <style:text-properties style:font-name="Arial"/>
    </style:style>
    <style:style style:name="P25" style:family="paragraph" style:parent-style-name="Standard">
      <style:paragraph-properties fo:margin-left="7.622cm" fo:margin-right="0cm" fo:margin-top="1.058cm" fo:margin-bottom="0.212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7.622cm" fo:margin-right="0cm" fo:margin-top="0.212cm" fo:margin-bottom="0.212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7.62cm" fo:margin-right="0cm" fo:margin-top="1.058cm" fo:margin-bottom="4.022cm" fo:text-align="justify" style:justify-single-word="false" fo:text-indent="0cm" style:auto-text-indent="false"/>
      <style:text-properties style:font-name="Arial"/>
    </style:style>
    <style:style style:name="P28" style:family="paragraph" style:parent-style-name="Standard">
      <style:paragraph-properties fo:margin-left="9.843cm" fo:margin-right="0cm" fo:text-align="end" style:justify-single-word="false" fo:text-indent="0cm" style:auto-text-indent="false"/>
      <style:text-properties style:font-name="Arial" fo:font-style="italic" style:font-style-asian="italic"/>
    </style:style>
    <style:style style:name="P29" style:family="paragraph" style:parent-style-name="Standard">
      <style:paragraph-properties fo:margin-left="9.521cm" fo:margin-right="0cm" fo:margin-top="0.423cm" fo:margin-bottom="0cm" fo:text-align="end" style:justify-single-word="false" fo:text-indent="0cm" style:auto-text-indent="false"/>
      <style:text-properties style:font-name="Arial" fo:font-weight="bold" style:font-weight-asian="bold"/>
    </style:style>
    <style:style style:name="P30" style:family="paragraph" style:parent-style-name="Standard">
      <style:paragraph-properties fo:margin-top="0cm" fo:margin-bottom="1.27cm" fo:text-align="center" style:justify-single-word="false"/>
      <style:text-properties style:font-name="Arial" fo:font-weight="bold" style:font-weight-asian="bold"/>
    </style:style>
    <style:style style:name="P31" style:family="paragraph" style:parent-style-name="Text_20_body">
      <style:paragraph-properties fo:margin-top="0.494cm" fo:margin-bottom="1.27cm" fo:text-align="center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32" style:family="paragraph" style:parent-style-name="Table_20_Contents">
      <style:paragraph-properties fo:text-align="center" style:justify-single-word="false"/>
      <style:text-properties style:font-name="Arial"/>
    </style:style>
    <style:style style:name="P33" style:family="paragraph" style:parent-style-name="Footnote">
      <style:text-properties style:font-name="Arial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Arial"/>
    </style:style>
    <style:style style:name="P35" style:family="paragraph" style:parent-style-name="Standard" style:master-page-name="Converter_20_primeiro_20_1">
      <style:paragraph-properties fo:text-align="center" style:justify-single-word="false" style:page-number="auto"/>
      <style:text-properties style:font-name="Ari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style="normal" style:font-style-asian="normal" style:font-style-complex="normal"/>
    </style:style>
    <style:style style:name="P37" style:family="paragraph" style:parent-style-name="Standard">
      <style:paragraph-properties fo:line-height="100%" fo:text-align="center" style:justify-single-word="false"/>
      <style:text-properties style:font-name="Arial" fo:font-style="normal" style:font-style-asian="normal" style:font-style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Arial" fo:font-style="normal" style:font-style-asian="normal" style:font-style-complex="normal"/>
    </style:style>
    <style:style style:name="P39" style:family="paragraph" style:parent-style-name="Standard">
      <style:paragraph-properties fo:line-height="150%" fo:text-align="center" style:justify-single-word="false"/>
      <style:text-properties style:font-name="Arial" fo:font-size="10pt" style:font-size-asian="8.75pt" style:font-size-complex="10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43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style:font-name="Arial"/>
    </style:style>
    <style:style style:name="P46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47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48" style:family="paragraph" style:parent-style-name="Heading_20_4">
      <style:paragraph-properties fo:margin-left="0cm" fo:margin-right="0cm" fo:margin-top="0.494cm" fo:margin-bottom="1.27cm" fo:text-align="justify" style:justify-single-word="false" fo:text-indent="0.953cm" style:auto-text-indent="false" fo:background-color="#ffffff">
        <style:background-image/>
      </style:paragraph-properties>
      <style:text-properties style:font-name="Arial" style:font-name-complex="Times New Roman"/>
    </style:style>
    <style:style style:name="P49" style:family="paragraph" style:parent-style-name="Heading_20_4">
      <style:paragraph-properties fo:margin-left="0cm" fo:margin-right="0cm" fo:margin-top="0.494cm" fo:margin-bottom="1.27cm" fo:text-align="end" style:justify-single-word="false" fo:text-indent="0.953cm" style:auto-text-indent="false" fo:background-color="#ffffff">
        <style:background-image/>
      </style:paragraph-properties>
      <style:text-properties style:font-name="Arial" fo:font-weight="normal" style:font-weight-asian="normal" style:font-name-complex="Times New Roman"/>
    </style:style>
    <style:style style:name="P50" style:family="paragraph" style:parent-style-name="Heading_20_4">
      <style:paragraph-properties fo:margin-top="0.494cm" fo:margin-bottom="1.27cm" fo:text-align="center" style:justify-single-word="false" fo:background-color="#ffffff">
        <style:background-image/>
      </style:paragraph-properties>
      <style:text-properties style:font-name="Arial" style:font-name-complex="Times New Roman"/>
    </style:style>
    <style:style style:name="P51" style:family="paragraph" style:parent-style-name="Heading_20_4">
      <style:paragraph-properties fo:margin-top="0.494cm" fo:margin-bottom="1.27cm" fo:text-align="center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52" style:family="paragraph" style:parent-style-name="Heading_20_4">
      <style:paragraph-properties fo:margin-top="0cm" fo:margin-bottom="1.27cm" fo:line-height="100%" fo:text-align="center" style:justify-single-word="false" fo:background-color="#ffffff">
        <style:background-image/>
      </style:paragraph-properties>
      <style:text-properties style:font-name="Arial" style:font-name-complex="Times New Roman"/>
    </style:style>
    <style:style style:name="P53" style:family="paragraph" style:parent-style-name="Heading_20_4">
      <style:paragraph-properties fo:margin-left="0cm" fo:margin-right="0cm" fo:margin-top="0.423cm" fo:margin-bottom="0.423cm" fo:line-height="100%" fo:text-align="justify" style:justify-single-word="false" fo:text-indent="1.251cm" style:auto-text-indent="false" fo:background-color="#ffffff">
        <style:background-image/>
      </style:paragraph-properties>
      <style:text-properties style:font-name="Arial" fo:font-weight="normal" style:font-weight-asian="normal" style:font-name-complex="Times New Roman"/>
    </style:style>
    <style:style style:name="P54" style:family="paragraph" style:parent-style-name="Heading_20_4">
      <style:paragraph-properties fo:margin-top="0.494cm" fo:margin-bottom="0.423cm" fo:line-height="100%" fo:text-align="end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55" style:family="paragraph" style:parent-style-name="Table_20_Contents">
      <style:paragraph-properties fo:text-align="center" style:justify-single-word="false"/>
      <style:text-properties style:font-name="Arial"/>
    </style:style>
    <style:style style:name="T1" style:family="text">
      <style:text-properties style:font-name-complex="Arial" style:font-weight-complex="bold"/>
    </style:style>
    <style:style style:name="T2" style:family="text">
      <style:text-properties style:font-name-complex="Times New Roman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FUNDAÇÃO ALAGOANA DE PESQUISA, EDUCAÇÃO E CULTURA – FAPEC</text:p>
      <text:p text:style-name="P2">Faculdade de Tecnologia de Alagoas – FAT</text:p>
      <text:p text:style-name="P2">Curso de Análise e Desenvolvimento de Sistemas </text:p>
      <text:p text:style-name="P2"/>
      <text:p text:style-name="P2"/>
      <text:p text:style-name="P2"/>
      <text:p text:style-name="P2"/>
      <text:p text:style-name="P2"/>
      <text:p text:style-name="P2"/>
      <text:p text:style-name="P2">Jadson Ronald</text:p>
      <text:p text:style-name="P2">Phelipe Oliveira Melanias</text:p>
      <text:p text:style-name="P23">Thales Gilvan Imbruglia de Almeida Campos Pereira <text:s/></text:p>
      <text:p text:style-name="P4">CAPTAÇÃO DE RECURSOS ATRAVÉS DE UM CRM OPEN SOUR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ceió </text:p>
      <text:p text:style-name="P2">2011</text:p>
      <text:p text:style-name="P35">Jadson Ronald</text:p>
      <text:p text:style-name="P2">Phelipe Oliveira Melanias</text:p>
      <text:p text:style-name="P24">Thales Gilvan Imbruglia de Almeida Campos Pereira <text:s/></text:p>
      <text:p text:style-name="P4">CAPTAÇÃO DE RECURSOS ATRAVÉS DE UM CRM OPEN SOURCE</text:p>
      <text:p text:style-name="P2"/>
      <text:p text:style-name="P25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6">Orientador: Leonardo Filipe Batista Silva de Carvalho, Mestre em Modelagem Computacional do Conhecimento.</text:p>
      <text:p text:style-name="P27"/>
      <text:p text:style-name="P2"/>
      <text:p text:style-name="P2"/>
      <text:p text:style-name="P2"/>
      <text:p text:style-name="P2">Maceió </text:p>
      <text:p text:style-name="P2">2011</text:p>
      <text:p text:style-name="P35">FUNDAÇÃO ALAGOANA DE PESQUISA, EDUCAÇÃO E CULTURA – FAPEC</text:p>
      <text:p text:style-name="P2">Faculdade de Tecnologia de Alagoas – FAT</text:p>
      <text:p text:style-name="P2">Curso de Análise e Desenvolvimento de Sistemas </text:p>
      <text:p text:style-name="P2"/>
      <text:p text:style-name="P2"/>
      <text:p text:style-name="P2"/>
      <text:p text:style-name="P2">Jadson Ronald</text:p>
      <text:p text:style-name="P2">Phelipe Oliveira Melanias</text:p>
      <text:p text:style-name="P2">Thales Gilvan Imbruglia de Almeida Campos Pereira <text:s/></text:p>
      <text:p text:style-name="P2"/>
      <text:p text:style-name="P2"/>
      <text:p text:style-name="P2"/>
      <text:p text:style-name="P2"/>
      <text:p text:style-name="P1"/>
      <text:p text:style-name="P4">CAPTAÇÃO DE RECURSOS ATRAVÉS DE UM CRM OPEN SOURCE</text:p>
      <text:p text:style-name="P4"/>
      <text:p text:style-name="P25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6">Orientador: Leonardo Filipe Batista Silva de Carvalho, Mestre em Modelagem Computacional do Conhecimento.</text:p>
      <text:p text:style-name="P26"/>
      <text:p text:style-name="P26"/>
      <text:p text:style-name="P3">Maceió/AL, ......... dia ............................................. de 2011.</text:p>
      <text:p text:style-name="P7"/>
      <text:p text:style-name="P7"/>
      <text:p text:style-name="P7"/>
      <text:p text:style-name="P7"/>
      <text:p text:style-name="P7"/>
      <text:p text:style-name="P5">__________________________________________________________</text:p>
      <text:p text:style-name="P3"><text:span text:style-name="T1">Prof.(a)</text:span><text:span text:style-name="T2"> </text:span><text:span text:style-name="T3">[Titulação] Nome do professor</text:span></text:p>
      <text:p text:style-name="P8">Orientador(a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ceió </text:p>
      <text:p text:style-name="P2">2011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8" text:outline-level="4"/>
      <text:h text:style-name="P49" text:outline-level="4"><text:bookmark text:name="__RefHeading__116_1186684847"/>Este trabalho é dedicado à...<text:bookmark-end text:name="__RefHeading__116_1186684847"/></text:h>
      <text:h text:style-name="P50" text:outline-level="4"/>
      <text:h text:style-name="P52" text:outline-level="4"><text:bookmark text:name="__RefHeading__118_1186684847"/><text:soft-page-break/>AGRADECIMENTOS<text:bookmark-end text:name="__RefHeading__118_1186684847"/></text:h>
      <text:h text:style-name="P53" text:outline-level="4"><text:bookmark text:name="__RefHeading__120_1186684847"/>A fulano.<text:bookmark-end text:name="__RefHeading__120_1186684847"/></text:h>
      <text:h text:style-name="P53" text:outline-level="4"><text:bookmark text:name="__RefHeading__122_1186684847"/>A beltrano.<text:bookmark-end text:name="__RefHeading__122_1186684847"/></text:h>
      <text:h text:style-name="P53" text:outline-level="4"><text:bookmark text:name="__RefHeading__124_1186684847"/>A sicrano.<text:bookmark-end text:name="__RefHeading__124_1186684847"/></text:h>
      <text:h text:style-name="P51" text:outline-level="4"/>
      <text:h text:style-name="P51" text:outline-level="4"/>
      <text:h text:style-name="P51" text:outline-level="4"/>
      <text:p text:style-name="P31"/>
      <text:h text:style-name="P54" text:outline-level="4"/>
      <text:h text:style-name="P54" text:outline-level="4"/>
      <text:p text:style-name="P28">“Nunca ande pelo caminho traçado, pois ele conduz somente até onde os outros foram”</text:p>
      <text:p text:style-name="P29">Alexandre Graham Bell</text:p>
      <text:p text:style-name="P4"/>
      <text:p text:style-name="P30"/>
      <text:p text:style-name="P30"><text:soft-page-break/>RESUMO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"><text:soft-page-break/>Introdução</text:p>
      <text:p text:style-name="P1"/>
      <text:p text:style-name="P9"><text:tab/>A utilização de ferramentas tecnologicas para relacionamento com cliente são essenciais para facilitar a comunicação entre eles e as empresas, principalmente para esta última, que possuirá informações que possibilitarão antecipar as necessidades dos atuais e potenciais clientes <text:span text:style-name="T4">(Peppers; Rogers, 2001). </text:span><text:span text:style-name="T5">E quando quem oferece o serviço ou produto é uma Organização Não Governamental (ONG) há alguns detalhes que precisam ser adequados as especificidades do negócio para atender as suas particularidades deles.</text:span></text:p>
      <text:p text:style-name="P9"><text:tab/>Pensando em agilizar os processos de uma ONG através um sistema computacional e como ele pode auxiliar a relação entre as ONGs e seu público é imprescindível significar a definição de CRM conhecendo a sua aplicabilidade. É importante antes frizar o que expressa Ragins (apud Brambilla, 2009) onde ele declara que o CRM não é somente um <text:span text:style-name="T6">software</text:span><text:span text:style-name="T7"><text:note text:id="ftn1" text:note-class="footnote"><text:note-citation>1</text:note-citation><text:note-body><text:p text:style-name="P33">Software é um programa de computador composto por uma sequência de instruções, interpretada e executada por um processador ou máquina virtual.</text:p></text:note-body></text:note></text:span><text:span text:style-name="T7">. Essa afirmação se completa com que </text:span>Guedes (2010) aponta que existem três ênfases do CRM, são eles: Filosófica, Estratégica e a Tecnológica. </text:p>
      <text:p text:style-name="P9"><text:tab/>A origem do acrônomo CRM vem do inglês <text:span text:style-name="T6">Customer Relationship Management </text:span><text:span text:style-name="T7">e</text:span><text:span text:style-name="T6"> </text:span>denominado no Brasil como Gestão de Relacionamento com o Cliente. Richers (2000) refere-se a ênfase estratégica definindo-a como “Uma estratégia de negócios projetada para elevar a lucratividade e a receita da empresa, por meio do aumento do nível de satisfação daqueles que utilizam os bens e serviços por ela comercializados”.</text:p>
      <text:p text:style-name="P9"><text:tab/>Outro autor que discursa sobre esta ênfase é<text:span text:style-name="T4"> Wilson et al (apud Brambilla, 2009) afirmando que o f</text:span>ator principal para que a relação seja realizada de forma concisa é indispensável a construção de um planejamento, realização, acompanhamento do marketing realizado em seus canais de comunicação (e-mail, telefone, internet, mala-direta etc) aproximando-se de seus clientes e fornecedores.</text:p>
      <text:p text:style-name="P9"><text:tab/>De modo que para conhecer holisticamente o seu cliente é necessário obter todas os dados possíveis deles e assim transformá-los em informações para que sirvam como fonte de consultas para conhecer o perfil de cada um. </text:p>
      <text:p text:style-name="P12"><text:tab/>Filosoficamente, o CRM está “relacionada a uma cultura orientada ao cliente em busca de construir e cultivar uma relação de longo prazo” (Pedro e Saccol apud Guedes, 2010). É também almejar um relacionamento duradouro, conquistando o <text:soft-page-break/>cliente para torná-lo fiel, mas é preciso regularidade nessa comunicação e se antecipar aos anseios deles. (Zablah et tal apud Guedes, 2010).</text:p>
      <text:p text:style-name="P9"><text:tab/>Citadas as particularidades filosófica-estratégica, o CRM tecnológico vem justamente para juntar toda a teoria às ferramentas da Tecnologia da Informação. São recursos da TI que irão gerir os dados oriundas e estreitar ainda mais a relação cliente/empresa. São elas também que vão proporcionar projeções através de relatórios que serão primordiais os cargos gerenciais.</text:p>
      <text:p text:style-name="P16"><text:tab/>Hansotia apud Brambilla (2009) vê a TI como “o elemento facilitador na executação da estratégia de CRM”. Isso é percebido com <text:s/>as mais variadas técnicas usadas nos bancos de dados para extrair informações e a diversidade de sistemas existentes, onde esses “canais habilitados de TI como a Internet, permitem o diálogo one-to-one com atuais e possíveis clientes, mediante negociação individual” (Wilson, Daniel, McDonald apud Brambilla, 2009). </text:p>
      <text:p text:style-name="P9"><text:span text:style-name="T5"><text:tab/></text:span><text:span text:style-name="T7">Finalizada está parte, s</text:span>egue um quadro onde os autores diferenciam cada ênfase do CRM:</text:p>
      <text:p text:style-name="P9"/>
      <text:p text:style-name="P17">Tabela 1. Diferentes ênfases de CRM</text:p>
      <text:p text:style-name="P17"/>
      <table:table table:name="Diferentes" table:style-name="Diferentes">
        <table:table-column table:style-name="Diferentes.A"/>
        <table:table-column table:style-name="Diferentes.B"/>
        <table:table-column table:style-name="Diferentes.C"/>
        <table:table-row>
          <table:table-cell table:style-name="Diferentes.A1" office:value-type="string">
            <text:p text:style-name="P32">Abordagem</text:p>
          </table:table-cell>
          <table:table-cell table:style-name="Diferentes.A1" office:value-type="string">
            <text:p text:style-name="P32">Definição</text:p>
          </table:table-cell>
          <table:table-cell table:style-name="Diferentes.C1" office:value-type="string">
            <text:p text:style-name="P32">Autores</text:p>
          </table:table-cell>
        </table:table-row>
        <table:table-row>
          <table:table-cell table:style-name="Diferentes.A2" table:number-rows-spanned="2" office:value-type="string">
            <text:p text:style-name="P32"/>
            <text:p text:style-name="P32"/>
            <text:p text:style-name="P32">CRM como filosofia</text:p>
          </table:table-cell>
          <table:table-cell table:style-name="Diferentes.A2" office:value-type="string">
            <text:p text:style-name="P18">Relacionada a uma cultura orientada ao cliente em busca de construir e cultivar uma relação de longo prazo. </text:p>
          </table:table-cell>
          <table:table-cell table:style-name="Diferentes.C2" office:value-type="string">
            <text:p text:style-name="P19">Pedro e Saccol apud Guedes (2010)</text:p>
          </table:table-cell>
        </table:table-row>
        <table:table-row>
          <table:covered-table-cell/>
          <table:table-cell table:style-name="Diferentes.A2" office:value-type="string">
            <text:p text:style-name="P14">É também almejar um relacionamento duradouro, conquistando o cliente para torná-lo fiel, mas é preciso regularidade nessa comunicação e se antecipar aos anseios deles.</text:p>
          </table:table-cell>
          <table:table-cell table:style-name="Diferentes.C2" office:value-type="string">
            <text:p text:style-name="P13"/>
            <text:p text:style-name="P13">Zablah et tal apud Guedes (2010)</text:p>
          </table:table-cell>
        </table:table-row>
        <table:table-row>
          <table:table-cell table:style-name="Diferentes.A2" table:number-rows-spanned="2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<text:soft-page-break/></text:p>
            <text:p text:style-name="P32">CRM como uma estratégia </text:p>
          </table:table-cell>
          <table:table-cell table:style-name="Diferentes.A2" office:value-type="string">
            <text:p text:style-name="P18">Uma estratégia de negócios projetada para elevar a lucratividade e a receita da empresa, por meio do aumento do nível de satisfação daqueles que utilizam os bens e serviços por ela comercializados.</text:p>
          </table:table-cell>
          <table:table-cell table:style-name="Diferentes.C2" office:value-type="string">
            <text:p text:style-name="P10"/>
            <text:p text:style-name="P10">Richers (2000)</text:p>
          </table:table-cell>
        </table:table-row>
        <table:table-row table:style-name="Diferentes.5">
          <table:covered-table-cell/>
          <table:table-cell table:style-name="Diferentes.A2" office:value-type="string">
            <text:p text:style-name="P18"><text:span text:style-name="T4">E o f</text:span>ator principal para que isto seja realizado de forma concisa é possuir um conjunto de processos e ferramentas de suporte ao planejamento, execução e monitoramento dos clientes, distribuidores e interação nos canais de marketing. </text:p>
          </table:table-cell>
          <table:table-cell table:style-name="Diferentes.C2" office:value-type="string">
            <text:p text:style-name="P19"/>
            <text:p text:style-name="P19"/>
            <text:p text:style-name="P19"/>
            <text:p text:style-name="P19">Wilson et al apud Brambilla (2009)</text:p>
          </table:table-cell>
        </table:table-row>
        <table:table-row>
          <table:table-cell table:style-name="Diferentes.A2" table:number-rows-spanned="2" office:value-type="string">
            <text:p text:style-name="P32"/>
            <text:p text:style-name="P32">CRM como ferramenta tecnológica</text:p>
          </table:table-cell>
          <table:table-cell table:style-name="Diferentes.A2" office:value-type="string">
            <text:p text:style-name="P16">“o elemento facilitador na executação da estratégia de CRM”</text:p>
          </table:table-cell>
          <table:table-cell table:style-name="Diferentes.C2" office:value-type="string">
            <text:p text:style-name="P37">Hansotia apud Brambilla (2009)</text:p>
          </table:table-cell>
        </table:table-row>
        <table:table-row>
          <table:covered-table-cell/>
          <table:table-cell table:style-name="Diferentes.A2" office:value-type="string">
            <text:p text:style-name="P38">“canais habilitados de TI como a Internet, permitem o diálogo one-to-one com atuais e possíveis clientes, mediante negociação individual” </text:p>
          </table:table-cell>
          <table:table-cell table:style-name="Diferentes.C2" office:value-type="string">
            <text:p text:style-name="P37">(Wilson, Daniel, McDonald apud Brambilla, 2009). </text:p>
          </table:table-cell>
        </table:table-row>
      </table:table>
      <text:p text:style-name="P9"/>
      <text:p text:style-name="P17">Fonte: Adaptada de Guedes, H. A. Utilização de Sistemas CRM Como Instrumento de Atendimento ao Decreto 6.523/2008, 2010.</text:p>
      <text:p text:style-name="P12"/>
      <text:p text:style-name="P9"><text:span text:style-name="T4"><text:tab/>Delimitando o assunto que é a <text:s/>finalidade deste estudo, aborda-se novamente o CRM Tecnológico, mas agora subdivindo-o em três tipos: CRM Operacional, Analítico e Colaborativo. </text:span></text:p>
      <text:p text:style-name="P9"><text:span text:style-name="T4"><text:tab/>O CRM Operacional favorece a automação da relação com cliente, é o caso dos Call Centers que atuam como SAC (serviço de atendimento a clientes) e SFA (automação de vendas) onde guardam dados históricos de compra, duração de ligações, indicadores de vendas e máximo de registros dos clientes, podendo a partir daí, servindo como alicerce para o CRM Analítico (Pepers and Rogers Group, 2001). </text:span></text:p>
      <text:p text:style-name="P9"><text:span text:style-name="T4"><text:tab/>CRM Analítico refere-se ao processo de armazenamento dos dados citado acima, fazendo o processo de extração, tranformação e carga em data bases. Depois disto os gestores terão os dados interpretados e assim podem tirar medidas para tomar decisões, pois o conhecimento criado com as informações analíticas permitem o reconhecimento dos anseios dos clientes, possíveis tendências e por conseguinte a criação de novas estratégicas (Peppers and Rogers Group, 2001; Greenberg apud Guedes, 2010).</text:span></text:p>
      <text:p text:style-name="P9"><text:span text:style-name="T4"><text:tab/>A relação que mais interage com cliente é o CRM Colaborativo onde ele tem um canal de comunicação com a empresa. A internet é hoje local onde isso se concentriza facilmente, haja vista a quantidade de crescente dos das redes sociais, e-commerce e os tradicionais e-mails e sítios.<text:tab/>Para ter uma solução completa, tais tipos precisam estar alinhados e formando um complexo sistema integrado de vários </text:span><text:soft-page-break/><text:span text:style-name="T4">módulos que acompanhará o cliente em todos os lugares da empresa sob um único olhar. <text:s/></text:span></text:p>
      <text:p text:style-name="P9"><text:span text:style-name="T4"><text:tab/>Atualmente o mercado dispõe de muitos sistemas, mas apenas alguns seguem o modelo de desenvolvimento de Open Source e direcionados a Web. Tal modelo permite acesso ao código fonte do sistema e o poder de fazer alterações que sejam adaptadas as necessidades. </text:span></text:p>
      <text:p text:style-name="P9"><text:span text:style-name="T4"><text:tab/>Para construir essa aplicação é necessário esquematizar um plano de desenvolvimento e um ponto de partida, então em primeiro momento foi idealizado o desenvolvimento do módulo de Automação de Marketing dando ao setor de Telemarketing uma maior agilidade aos processos de administração dos contatos de onde se obtem parte dos recursos para a manutenção da organização objeto de estudo. </text:span></text:p>
      <text:p text:style-name="P9"><text:span text:style-name="T5"><text:tab/>Portanto a contextualização do trabalho é divida em três capítulos onde:</text:span></text:p>
      <text:p text:style-name="P42"/>
      <text:list xml:id="list282158424" text:style-name="L1">
        <text:list-item>
          <text:p text:style-name="P43">Primeiro Capítulo: Aprofundamento das definições de CRM e suas características.</text:p>
        </text:list-item>
        <text:list-item>
          <text:p text:style-name="P45"><text:span text:style-name="T5">Segundo Capítulo: S</text:span><text:span text:style-name="T4">erá apresentado o motivação de desenvolver o software sob prisma do Open Source.</text:span></text:p>
        </text:list-item>
        <text:list-item>
          <text:p text:style-name="P45"><text:span text:style-name="T4">Terceiro Capítulo: O estudo de caso. A apresentação da organização onde vai ser implantada o sistema.</text:span></text:p>
        </text:list-item>
      </text:list>
      <text:p text:style-name="P9"/>
      <text:p text:style-name="P9"/>
      <text:p text:style-name="P16"/>
      <text:p text:style-name="P16"/>
      <text:p text:style-name="P16"><text:tab/></text:p>
      <text:p text:style-name="P16"/>
      <text:p text:style-name="P16"/>
      <text:p text:style-name="P9"><text:span text:style-name="T7"/></text:p>
      <text:p text:style-name="P20"/>
      <text:p text:style-name="P9"/>
      <text:p text:style-name="P9"/>
      <text:p text:style-name="P9"/>
      <text:p text:style-name="P1"/>
      <text:p text:style-name="P1"/>
      <text:p text:style-name="P46"><text:soft-page-break/>Referências Bibliográficas</text:p>
      <text:p text:style-name="P46"/>
      <text:p text:style-name="P15"/>
      <text:p text:style-name="P11">PEPPERS AND ROGERS GROUP. CRM Series – Marketing 1to1 – 2ª edição. São Paulo: Makron books, 2001.</text:p>
      <text:p text:style-name="P11"/>
      <text:p text:style-name="P11"/>
      <text:p text:style-name="P11">RICHERS, Raimar. Marketing uma visão brasileira. São Paulo: Negócio Editora, 2000. </text:p>
      <text:p text:style-name="P11"/>
      <text:p text:style-name="P11">BRAMBILLA, Flávio Régio. Gestão do Relacionamento com Clientes (CRM):</text:p>
      <text:p text:style-name="P11">Indicadores Tecnológicos. Revista Ciências Exatas e Naturais, Vol.11 no 1, Jan/Jun 2009.</text:p>
      <text:p text:style-name="P11"/>
      <text:p text:style-name="P22"><text:span text:style-name="T8">ANDRADE, M. G. V. Organizações Do Terceiro Setor: Estratégias para Captação De Recursos Junto Às Empresas Privadas. </text:span><text:span text:style-name="Emphasis"><text:span text:style-name="T9">Mestrado em engenharia de Produção – UFSC. 2002</text:span></text:span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line-height-at-least="1.058cm"/>
      <style:text-properties fo:color="#000000" style:font-name="Arial" fo:font-weight="bold" style:font-weight-asian="bold" style:font-name-complex="Arial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primeiro_20_1" style:display-name="Converter primeiro 1" style:page-layout-name="Mpm2" style:next-style-name="Converter_20_1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3"/>
    <style:master-page style:name="Converter_20_primeiro_20_2" style:display-name="Converter primeiro 2" style:page-layout-name="Mpm2" style:next-style-name="Converter_20_2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4T15:11:04</meta:creation-date>
    <dc:date>2011-10-01T16:35:13</dc:date>
    <meta:editing-duration>P1DT12H41M29S</meta:editing-duration>
    <meta:editing-cycles>645</meta:editing-cycles>
    <meta:generator>LibreOffice/3.4$Unix LibreOffice_project/340m1$Build-302</meta:generator>
    <dc:creator>Thales Pereira</dc:creator>
    <meta:document-statistic meta:table-count="1" meta:image-count="0" meta:object-count="0" meta:page-count="11" meta:paragraph-count="88" meta:word-count="1454" meta:character-count="9670" meta:non-whitespace-character-count="8263"/>
  </office:meta>
</office:document-meta>
</file>